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1in" fo:margin-right="0in" fo:margin-top="0in" fo:margin-bottom="0in" style:register-true="true" fo:text-indent="0in" style:auto-text-indent="false" fo:background-color="transparent" style:shadow="none">
        <style:background-image/>
      </style:paragraph-properties>
    </style:style>
    <style:style style:name="P5" style:family="paragraph" style:parent-style-name="Text_20_body">
      <style:paragraph-properties fo:margin-top="0in" fo:margin-bottom="0.1965in"/>
    </style:style>
    <style:style style:name="P6" style:family="paragraph" style:parent-style-name="Standard">
      <style:paragraph-properties fo:margin-top="0in" fo:margin-bottom="0.1965in"/>
    </style:style>
    <style:style style:name="P7" style:family="paragraph" style:parent-style-name="Standard">
      <style:paragraph-properties fo:margin-left="0in" fo:margin-right="0in" fo:text-indent="0.1299in" style:auto-text-indent="false" fo:background-color="transparent">
        <style:background-image/>
      </style:paragraph-properties>
    </style:style>
    <style:style style:name="P8" style:family="paragraph" style:parent-style-name="Text_20_body_20_indent">
      <style:paragraph-properties fo:margin-left="0in" fo:margin-right="0in" fo:text-align="start" style:justify-single-word="false" fo:text-indent="0.1299in" style:auto-text-indent="false" fo:background-color="transparent" style:text-autospace="none">
        <style:background-image/>
      </style:paragraph-properties>
      <style:text-properties style:font-name="Nimbus Roman No9 L" fo:font-size="12pt" style:letter-kerning="true" style:font-name-asian="VQRQME+Times-Roman" style:font-size-asian="12pt" style:font-name-complex="VQRQME+Times-Roman" style:font-size-complex="12pt"/>
    </style:style>
    <style:style style:name="P9" style:family="paragraph" style:parent-style-name="Text_20_body">
      <style:paragraph-properties fo:margin-left="0in" fo:margin-right="0in" fo:margin-top="0in" fo:margin-bottom="0.1965in" fo:text-indent="0.1299in" style:auto-text-indent="false"/>
    </style:style>
    <style:style style:name="P10" style:family="paragraph" style:parent-style-name="Standard">
      <style:paragraph-properties fo:margin-left="0in" fo:margin-right="0in" fo:text-indent="0.1299in" style:auto-text-indent="false"/>
    </style:style>
    <style:style style:name="P11" style:family="paragraph" style:parent-style-name="Standard">
      <style:paragraph-properties fo:margin-left="0in" fo:margin-right="0in" fo:text-indent="0.1299in" style:auto-text-indent="false"/>
      <style:text-properties style:font-name="Nimbus Roman No9 L" fo:font-size="12pt" style:font-name-asian="VQRQME+Times-Roman" style:font-size-asian="12pt" style:font-name-complex="VQRQME+Times-Roman" style:font-size-complex="12pt"/>
    </style:style>
    <style:style style:name="P12" style:family="paragraph" style:parent-style-name="Standard">
      <style:paragraph-properties fo:text-align="start" style:justify-single-word="false" fo:background-color="transparent" style:text-autospace="none">
        <style:background-image/>
      </style:paragraph-properties>
      <style:text-properties style:font-name="Nimbus Roman No9 L" fo:font-size="12pt" style:font-name-asian="VQRQME+Times-Roman" style:font-size-asian="12pt" style:font-name-complex="VQRQME+Times-Roman" style:font-size-complex="12pt"/>
    </style:style>
    <style:style style:name="P13" style:family="paragraph" style:parent-style-name="Text_20_body">
      <style:paragraph-properties fo:margin-left="0in" fo:margin-right="0in" fo:text-indent="0in" style:auto-text-indent="false"/>
      <style:text-properties fo:font-size="12pt" style:font-size-asian="12pt" style:font-size-complex="12pt"/>
    </style:style>
    <style:style style:name="P14" style:family="paragraph" style:parent-style-name="Text_20_body">
      <style:paragraph-properties fo:margin-left="0in" fo:margin-right="0in" fo:text-indent="0in" style:auto-text-indent="false"/>
      <style:text-properties style:font-name="Nimbus Roman No9 L" fo:font-size="12pt" fo:font-style="normal" fo:font-weight="normal" style:letter-kerning="true" style:font-name-asian="VQRQME+Times-Roman" style:font-size-asian="12pt" style:font-style-asian="normal" style:font-weight-asian="normal" style:font-name-complex="VQRQME+Times-Roman" style:font-size-complex="12pt" style:font-style-complex="normal" style:font-weight-complex="normal"/>
    </style:style>
    <style:style style:name="P15" style:family="paragraph" style:parent-style-name="Text_20_body">
      <style:paragraph-properties fo:margin-left="0in" fo:margin-right="0in" fo:margin-top="0in" fo:margin-bottom="0.1965in" fo:text-indent="0in" style:auto-text-indent="false"/>
    </style:style>
    <style:style style:name="P16" style:family="paragraph" style:parent-style-name="Frame_20_contents">
      <style:paragraph-properties fo:margin-left="0in" fo:margin-right="0in" fo:text-align="start" style:justify-single-word="false" fo:text-indent="0in" style:auto-text-indent="false"/>
    </style:style>
    <style:style style:name="P17" style:family="paragraph" style:parent-style-name="Frame_20_contents">
      <style:paragraph-properties fo:text-align="start" style:justify-single-word="false"/>
    </style:style>
    <style:style style:name="P18" style:family="paragraph" style:parent-style-name="Text_20_body" style:list-style-name="L2">
      <style:paragraph-properties fo:margin-left="0in" fo:margin-right="0in" fo:text-indent="0in" style:auto-text-indent="false" fo:background-color="transparent">
        <style:background-image/>
      </style:paragraph-properties>
    </style:style>
    <style:style style:name="P19" style:family="paragraph" style:parent-style-name="Text_20_body" style:list-style-name="L3">
      <style:paragraph-properties fo:margin-left="0in" fo:margin-right="0in" fo:text-indent="0in" style:auto-text-indent="false"/>
    </style:style>
    <style:style style:name="P20" style:family="paragraph" style:parent-style-name="Text_20_body" style:list-style-name="L4">
      <style:paragraph-properties fo:margin-left="0in" fo:margin-right="0in" fo:text-indent="0in" style:auto-text-indent="false"/>
    </style:style>
    <style:style style:name="P21" style:family="paragraph" style:parent-style-name="Standard" style:list-style-name="L1">
      <style:paragraph-properties fo:text-align="start" style:justify-single-word="false" fo:background-color="transparent" style:text-autospace="none">
        <style:background-image/>
      </style:paragraph-properties>
      <style:text-properties style:font-name="Nimbus Roman No9 L" fo:font-size="12pt" style:font-name-asian="VQRQME+Times-Roman" style:font-size-asian="12pt" style:font-name-complex="VQRQME+Times-Roman" style:font-size-complex="12pt"/>
    </style:style>
    <style:style style:name="P22" style:family="paragraph" style:parent-style-name="Standard" style:list-style-name="L1">
      <style:paragraph-properties fo:text-align="start" style:justify-single-word="false" fo:background-color="transparent" style:text-autospace="none">
        <style:background-image/>
      </style:paragraph-properties>
      <style:text-properties style:font-name="VQRQME+Times-Roman" fo:font-size="10pt" style:font-name-asian="VQRQME+Times-Roman" style:font-size-asian="10pt" style:font-name-complex="VQRQME+Times-Roman" style:font-size-complex="10pt"/>
    </style:style>
    <style:style style:name="P23" style:family="paragraph" style:parent-style-name="Heading_20_1" style:master-page-name="Right_20_Page">
      <style:paragraph-properties style:page-number="auto"/>
    </style:style>
    <style:style style:name="P24" style:family="paragraph" style:parent-style-name="Heading_20_2">
      <style:text-properties style:font-name="Nimbus Roman No9 L" fo:font-size="20pt" fo:font-style="normal" fo:font-weight="normal" style:letter-kerning="true" style:font-name-asian="VQRQME+Times-Roman" style:font-size-asian="20pt" style:font-style-asian="normal" style:font-weight-asian="normal" style:font-name-complex="VQRQME+Times-Roman" style:font-size-complex="20pt" style:font-style-complex="normal" style:font-weight-complex="normal"/>
    </style:style>
    <style:style style:name="P25" style:family="paragraph">
      <style:paragraph-properties fo:text-align="center"/>
    </style:style>
    <style:style style:name="T1" style:family="text">
      <style:text-properties fo:font-weight="bold"/>
    </style:style>
    <style:style style:name="T2" style:family="text">
      <style:text-properties style:font-name="VQRQME+Times-Roman" fo:font-size="10pt" style:font-size-asian="10pt" style:font-size-complex="10pt"/>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701in" draw:marker-end-width="0.1701in" draw:fill="solid" draw:fill-color="#99ccff" fo:min-height="0.3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701in" draw:marker-end-width="0.1701in" draw:fill="solid" draw:fill-color="#99ccff" fo:min-height="0.39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Arrowheads_20_1" draw:marker-start-width="0.1701in" draw:marker-end-width="0.1701in" draw:fill="solid" draw:fill-color="#99ccff" fo:min-height="0.3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draw:marker-start-width="0.1701in" draw:marker-end-width="0.1701in" draw:fill="solid" draw:fill-color="#99ccff" fo:min-height="0.104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000000" draw:marker-start-width="0.1701in" draw:marker-end-width="0.1701in" draw:fill="solid" draw:fill-color="#99ccff" fo:min-height="0.3752in" fo:padding-top="0.0098in" fo:padding-bottom="0.0098in" fo:padding-left="0.0098in" fo:padding-right="0.0098in" style:run-through="foreground"/>
    </style:style>
    <style:style style:name="gr8" style:family="graphic">
      <style:graphic-properties draw:stroke="solid" svg:stroke-width="0.0201in" svg:stroke-color="#000000" draw:marker-start-width="0.1701in" draw:marker-end-width="0.1701in" draw:fill="solid" draw:fill-color="#ff3366" fo:min-height="0.5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701in" draw:marker-end-width="0.1701in" draw:fill="solid" draw:fill-color="#00ff00" fo:min-height="0.5209in" fo:padding-top="0.0098in" fo:padding-bottom="0.0098in" fo:padding-left="0.0098in" fo:padding-right="0.0098in" style:run-through="foreground"/>
    </style:style>
    <style:style style:name="gr10" style:family="graphic">
      <style:graphic-properties svg:stroke-width="0.0201in" draw:marker-start="Symmetric_20_Arrow" draw:marker-start-width="0.1701in" draw:marker-end="Symmetric_20_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598in" svg:stroke-color="#0000ff" draw:marker-start="Rounded_20_short_20_Arrow" draw:marker-start-width="0.2299in" draw:marker-end="Rounded_20_short_20_Arrow" draw:marker-end-width="0.2299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Enstore Overview</text:h>
      <text:h text:style-name="Heading_20_2" text:outline-level="2">Introduction</text:h>
      <text:p text:style-name="P4">Enstore is the mass storage system implemented at Fermilab as the primary data store for large data sets. <text:s/>The data is stored on different types of magnetic tapes in robotic tape libraries. Enstore is designed to to provide high fault tolerance, availability and scalability sufficient for the current Fermilab and its collaborators needs, as well as easy administration and monitoring. </text:p>
      <text:p text:style-name="P4">It uses a client-server architecture which provides a generic interface for users and allows for hardware and software components that can be replaced and/or expanded.</text:p>
      <text:p text:style-name="P5">Enstore has two major kinds of software components:</text:p>
      <text:p text:style-name="P5">• the Enstore servers, which are software modules that have specific functions, e.g., maintain database of data files, maintain database of storage volumes, maintain configuration, look for error conditions and sound alarms, communicate user requests down the chain to the tape robots, and so on.</text:p>
      <text:p text:style-name="P5">• <text:span text:style-name="T1">encp</text:span>, a client program for copying files directly to and from the mass storage system.</text:p>
      <text:p text:style-name="P5">Enstore can be used directly only from on-site machines. Off-site users are restricted to accessing Enstore via <text:a xlink:type="simple" xlink:href="http://www.dcache.org/manuals/Book/">dCache</text:a>, and in fact on-site users are encouraged to go through dCache as well.</text:p>
      <text:p text:style-name="P5">Enstore supports both automated and manual storage media libraries. It allows for a larger number of storage volumes than slots. It also allows for simultaneous access to multiple volumes through automated media libraries. There is no preset upper limit to the size of a data file in the enstore system; the actual size is limited by the physical resources. The lower limit on the file size is zero. The upper limit on the number of files that can be stored on a single volume is about 5000. </text:p>
      <text:p text:style-name="P5">Enstore allows users to search and list contents of media volumes as easily as they search native file systems. The stored files appear to the user as though they exist in a mounted UNIX directory. The mounted directory is actually a distributed virtual file system in <text:a xlink:type="simple" xlink:href="http://www-pnfs.desy.de/">PNFS</text:a> namespace containing metadata for each stored file. Enstore eliminates the need to know volume names or other details about the actual file storage.</text:p>
      <text:p text:style-name="P5"><text:bookmark text:name="Xab49322"/><text:soft-page-break/>There are several installed Enstore systems at Fermilab. Currently these include CDFEN for CDF Run II, D0EN for D0 Run II, and STKEN for all other Fermilab users. Web-based monitoring for the Enstore systems is available at <text:a xlink:type="simple" xlink:href="http://www-ccf.fnal.gov/enstore/">http://www-ccf.fnal.gov/enstore/</text:a>. Currently, all storage libraries are tape libraries. The Computing Division operates and maintains the tape robots, slots, and other tape equipment, but for the present, experiments provide and manage their own volumes. </text:p>
      <text:h text:style-name="Heading_20_2" text:outline-level="2"><text:reference-mark-start text:name="enstore alarm command"/><text:alphabetical-index-mark text:string-value="enstore architecture" text:main-entry="true"/>Enstore architecture<text:reference-mark-end text:name="enstore alarm command"/></text:h>
      <text:p text:style-name="P11">The Enstore software architecture is presented in Figure 1. Enstore components are:</text:p>
      <text:list xml:id="list12246164092" text:style-name="L1">
        <text:list-item>
          <text:p text:style-name="P21">A configuration server keeps the system configuration information and provides it to the rest of the system. Configuration is described in an easily maintainable configuration file.</text:p>
        </text:list-item>
        <text:list-item>
          <text:p text:style-name="P21">A volume clerk maintains the volume database and is responsible for declaration of new volumes, assignments of volumes, user quotas, and volume bookkeeping.</text:p>
        </text:list-item>
        <text:list-item>
          <text:p text:style-name="P21">A file clerk maintains the file database, assigns unique bit file IDs and keeps all necessary information about files written into Enstore. </text:p>
        </text:list-item>
        <text:list-item>
          <text:p text:style-name="P21">Info server provides read-only user access to information maintained by file – and volume – clerks. </text:p>
        </text:list-item>
        <text:list-item>
          <text:p text:style-name="P21">Multiple distributed library managers provide queuing, optimization, and distribution of user requests to assigned movers.</text:p>
        </text:list-item>
        <text:list-item>
          <text:p text:style-name="P21">Movers write / read user data to tapes. A mover can be assigned to more than one library manager. <text:s/>A media changer mounts / dismounts tapes in the tape drives at the request of a mover. </text:p>
        </text:list-item>
        <text:list-item>
          <text:p text:style-name="P21">Alarm and log servers generate alarms and log messages from Enstore components correspondingly.</text:p>
        </text:list-item>
        <text:list-item>
          <text:p text:style-name="P21">An accounting server maintains an accounting database containing information about completed <text:span text:style-name="T2">and failed transfers and mounts. </text:span></text:p>
        </text:list-item>
        <text:list-item>
          <text:p text:style-name="P22">A drivestat server maintains a database with information about tape drives and their usage.</text:p>
        </text:list-item>
        <text:list-item>
          <text:p text:style-name="P21"><text:span text:style-name="T2"><text:s/></text:span>An inquisitor monitors the state of the Enstore components.</text:p>
        </text:list-item>
        <text:list-item>
          <text:p text:style-name="P21">PNFS namespace server implements a name space that externally looks like a set of Network File Systems. </text:p>
        </text:list-item>
        <text:list-item>
          <text:p text:style-name="P21">Events are used in the Enstore system to inform its components about changes in the configuration, completed and ongoing transfers, states of the servers, etc. An event relay transmits these events to its subscribers.</text:p>
        </text:list-item>
      </text:list>
      <text:p text:style-name="P12"/>
      <text:p text:style-name="P12"><draw:frame draw:style-name="fr1" draw:name="Frame1" text:anchor-type="paragraph" svg:width="5.7874in" draw:z-index="0"><draw:text-box fo:min-height="5.8929in"><text:p text:style-name="P16"><draw:g text:anchor-type="paragraph" draw:z-index="14" draw:style-name="gr6"><draw:frame draw:style-name="gr9" draw:text-style-name="P25" svg:width="0.8961in" svg:height="0.5406in" svg:x="2.6409in" svg:y="0.1453in"><draw:text-box><text:p text:style-name="P25">User</text:p></draw:text-box></draw:frame><draw:frame draw:style-name="gr9" draw:text-style-name="P25" svg:width="0.8961in" svg:height="0.5406in" svg:x="2.4953in" svg:y="0.239in"><draw:text-box><text:p text:style-name="P25">User</text:p></draw:text-box></draw:frame></draw:g><draw:frame text:anchor-type="paragraph" draw:z-index="13" draw:style-name="gr8" svg:width="0.8232in" svg:height="0.5614in" svg:x="0.9535in" svg:y="0.2091in"><draw:text-box><text:p>Pnfs </text:p><text:p>namespace</text:p></draw:text-box></draw:frame></text:p><text:p text:style-name="P17"><draw:g text:anchor-type="paragraph" draw:z-index="12" draw:style-name="gr6"><draw:frame draw:style-name="gr7" draw:text-style-name="P25" svg:width="1.0421in" svg:height="0.4232in" svg:x="3.4535in" svg:y="0.8835in"><draw:text-box><text:p text:style-name="P25">Library</text:p><text:p text:style-name="P25">Manager</text:p></draw:text-box></draw:frame><draw:frame draw:style-name="gr7" draw:text-style-name="P25" svg:width="1.0421in" svg:height="0.4232in" svg:x="3.2346in" svg:y="1.1126in"><draw:text-box><text:p text:style-name="P25">Library</text:p><text:p text:style-name="P25">Manager</text:p></draw:text-box></draw:frame></draw:g><draw:g text:anchor-type="paragraph" draw:z-index="15" draw:style-name="gr6"><draw:frame draw:style-name="gr7" draw:text-style-name="P25" svg:width="1.0421in" svg:height="0.3949in" svg:x="1.6827in" svg:y="1.2071in"><draw:text-box><text:p text:style-name="P25">Mover</text:p></draw:text-box></draw:frame><draw:frame draw:style-name="gr7" draw:text-style-name="P25" svg:width="1.0421in" svg:height="0.3949in" svg:x="1.4846in" svg:y="1.3323in"><draw:text-box><text:p text:style-name="P25">Mover</text:p></draw:text-box></draw:frame></draw:g><draw:g text:anchor-type="paragraph" draw:z-index="16" draw:style-name="gr6"><draw:frame draw:style-name="gr7" draw:text-style-name="P25" svg:width="1.0421in" svg:height="0.4232in" svg:x="4.422in" svg:y="1.7173in"><draw:text-box><text:p text:style-name="P25">Media</text:p><text:p text:style-name="P25">Changer</text:p></draw:text-box></draw:frame><draw:frame draw:style-name="gr7" draw:text-style-name="P25" svg:width="1.0421in" svg:height="0.4232in" svg:x="4.3075in" svg:y="1.8839in"><draw:text-box><text:p text:style-name="P25">Media</text:p><text:p text:style-name="P25">Changer</text:p></draw:text-box></draw:frame></draw:g><draw:ellipse text:anchor-type="paragraph" draw:z-index="1" draw:style-name="gr1" draw:text-style-name="P25" svg:width="2.7713in" svg:height="1.1878in" svg:x="1.3909in" svg:y="2.3945in"><text:p text:style-name="P25">Networking IPC</text:p></draw:ellipse><draw:frame text:anchor-type="paragraph" draw:z-index="2" draw:style-name="gr2" draw:text-style-name="P25" svg:width="1.0421in" svg:height="0.4232in" svg:x="2.7453in" svg:y="4.4571in"><draw:text-box><text:p text:style-name="P25">File</text:p><text:p text:style-name="P25">Clerk</text:p></draw:text-box></draw:frame><draw:frame text:anchor-type="paragraph" draw:z-index="3" draw:style-name="gr2" draw:text-style-name="P25" svg:width="1.0421in" svg:height="0.3949in" svg:x="4.2866in" svg:y="4.2591in"><draw:text-box><text:p text:style-name="P25">Volume Clerk</text:p></draw:text-box></draw:frame><draw:frame text:anchor-type="paragraph" draw:z-index="4" draw:style-name="gr2" draw:text-style-name="P25" svg:width="1.0421in" svg:height="0.3949in" svg:x="0.339in" svg:y="4.3839in"><draw:text-box><text:p text:style-name="P25">Info Server</text:p></draw:text-box></draw:frame><draw:frame text:anchor-type="paragraph" draw:z-index="5" draw:style-name="gr3" draw:text-style-name="P25" svg:width="1.0421in" svg:height="0.4169in" svg:x="0.2346in" svg:y="1.9571in"><draw:text-box><text:p text:style-name="P25">Inquisitor</text:p></draw:text-box></draw:frame><draw:frame text:anchor-type="paragraph" draw:z-index="6" draw:style-name="gr2" draw:text-style-name="P25" svg:width="1.0421in" svg:height="0.4232in" svg:x="0.0681in" svg:y="2.5402in"><draw:text-box><text:p text:style-name="P25">Configuration</text:p><text:p text:style-name="P25">Server</text:p></draw:text-box></draw:frame><draw:frame text:anchor-type="paragraph" draw:z-index="7" draw:style-name="gr4" draw:text-style-name="P25" svg:width="1.0421in" svg:height="0.4232in" svg:x="4.5264in" svg:y="2.6339in"><draw:text-box><text:p text:style-name="P25">Log</text:p><text:p text:style-name="P25">Server</text:p></draw:text-box></draw:frame><draw:frame text:anchor-type="paragraph" draw:z-index="8" draw:style-name="gr2" draw:text-style-name="P25" svg:width="1.0421in" svg:height="0.4232in" svg:x="0.0783in" svg:y="3.5201in"><draw:text-box><text:p text:style-name="P25">Accounting</text:p><text:p text:style-name="P25">Server</text:p></draw:text-box></draw:frame><draw:frame text:anchor-type="paragraph" draw:z-index="9" draw:style-name="gr2" draw:text-style-name="P25" svg:width="1.0421in" svg:height="0.4232in" svg:x="1.5992in" svg:y="4.4673in"><draw:text-box><text:p text:style-name="P25">Drivestat</text:p><text:p text:style-name="P25">Server</text:p></draw:text-box></draw:frame><draw:frame text:anchor-type="paragraph" draw:z-index="10" draw:style-name="gr2" draw:text-style-name="P25" svg:width="1.0421in" svg:height="0.4232in" svg:x="4.3909in" svg:y="3.478in"><draw:text-box><text:p text:style-name="P25">Alarm</text:p><text:p text:style-name="P25">Server</text:p></draw:text-box></draw:frame><draw:frame text:anchor-type="paragraph" draw:z-index="11" draw:style-name="gr5" draw:text-style-name="P25" svg:width="1.0421in" svg:height="0.4232in" svg:x="0.2555in" svg:y="1.2382in"><draw:text-box><text:p text:style-name="P25">Event</text:p><text:p text:style-name="P25">Relay</text:p></draw:text-box></draw:frame><draw:line text:anchor-type="paragraph" draw:z-index="17" draw:style-name="gr10" draw:text-style-name="P25" svg:x1="2.4953in" svg:y1="0.2799in" svg:x2="1.7764in" svg:y2="0.2799in"><text:p/></draw:line><draw:line text:anchor-type="paragraph" draw:z-index="18" draw:style-name="gr11" draw:text-style-name="P25" svg:x1="2.9118in" svg:y1="0.5492in" svg:x2="2.8075in" svg:y2="2.3945in"><text:p/></draw:line><draw:line text:anchor-type="paragraph" draw:z-index="19" draw:style-name="gr11" draw:text-style-name="P25" svg:x1="2.0681in" svg:y1="1.7264in" svg:x2="2.2764in" svg:y2="2.3945in"><text:p/></draw:line><draw:line text:anchor-type="paragraph" draw:z-index="20" draw:style-name="gr12" draw:text-style-name="P25" svg:x1="2.6516in" svg:y1="0.5492in" svg:x2="2.6618in" svg:y2="1.2067in"><text:p/></draw:line><draw:line text:anchor-type="paragraph" draw:z-index="21" draw:style-name="gr11" draw:text-style-name="P25" svg:x1="3.7449in" svg:y1="1.6118in" svg:x2="3.4429in" svg:y2="2.4571in"><text:p/></draw:line><draw:line text:anchor-type="paragraph" draw:z-index="22" draw:style-name="gr11" draw:text-style-name="P25" svg:x1="4.3079in" svg:y1="2.1236in" svg:x2="3.7661in" svg:y2="2.5717in"><text:p/></draw:line><draw:line text:anchor-type="paragraph" draw:z-index="23" draw:style-name="gr11" draw:text-style-name="P25" svg:x1="4.5264in" svg:y1="2.9154in" svg:x2="4.1618in" svg:y2="2.9256in"><text:p/></draw:line><draw:line text:anchor-type="paragraph" draw:z-index="24" draw:style-name="gr11" draw:text-style-name="P25" svg:x1="4.3909in" svg:y1="3.7484in" svg:x2="3.5681in" svg:y2="3.4673in"><text:p/></draw:line><draw:line text:anchor-type="paragraph" draw:z-index="25" draw:style-name="gr11" draw:text-style-name="P25" svg:x1="4.2866in" svg:y1="4.4362in" svg:x2="3.2346in" svg:y2="3.5299in"><text:p/></draw:line><draw:line text:anchor-type="paragraph" draw:z-index="26" draw:style-name="gr11" draw:text-style-name="P25" svg:x1="3.1201in" svg:y1="4.4571in" svg:x2="2.9429in" svg:y2="3.5819in"><text:p/></draw:line><draw:line text:anchor-type="paragraph" draw:z-index="27" draw:style-name="gr11" draw:text-style-name="P25" svg:x1="2.1201in" svg:y1="4.4673in" svg:x2="2.339in" svg:y2="3.5819in"><text:p/></draw:line><draw:line text:anchor-type="paragraph" draw:z-index="28" draw:style-name="gr11" draw:text-style-name="P25" svg:x1="0.8909in" svg:y1="4.3843in" svg:x2="1.8492in" svg:y2="3.4362in"><text:p/></draw:line><draw:line text:anchor-type="paragraph" draw:z-index="29" draw:style-name="gr11" draw:text-style-name="P25" svg:x1="0.6827in" svg:y1="3.5201in" svg:x2="1.537in" svg:y2="3.2484in"><text:p/></draw:line><draw:line text:anchor-type="paragraph" draw:z-index="30" draw:style-name="gr11" draw:text-style-name="P25" svg:x1="1.1098in" svg:y1="2.6445in" svg:x2="1.4642in" svg:y2="2.7799in"><text:p/></draw:line><draw:line text:anchor-type="paragraph" draw:z-index="31" draw:style-name="gr11" draw:text-style-name="P25" svg:x1="1.2972in" svg:y1="1.4882in" svg:x2="1.9744in" svg:y2="2.4984in"><text:p/></draw:line><draw:line text:anchor-type="paragraph" draw:z-index="32" draw:style-name="gr11" draw:text-style-name="P25" svg:x1="1.2764in" svg:y1="2.1654in" svg:x2="1.672in" svg:y2="2.6134in"><text:p/></draw:line></text:p></draw:text-box></draw:frame><text:soft-page-break/></text:p>
      <text:p text:style-name="P12"/>
      <text:p text:style-name="P12"/>
      <text:p text:style-name="P8">All Enstore components communicate using IPC based on UDP. Great care has been taken to provide reliable communications under extreme load conditions. The user command, encp, retries in case of an internal Enstore error. The number of user computers is not restricted, and Enstore components can be distributed over unlimited number of nodes, tape libraries and tape drives.</text:p>
      <text:h text:style-name="P24" text:outline-level="2">Enstore hardware requirements and configuration</text:h>
      <text:p text:style-name="P10">Enstore is a distributed and scalable system. It can be installed on a single Linux node, but for the better performance the following needs to get taken into consideration. Enstore has several databases which are used quite extensively depending on the number of data transfer <text:soft-page-break/>requests. Modern tape drives have transfer rates in the order of 100MB/s. Having this in mind the following recommendations for hardware layout and system configuration are suggested.</text:p>
      <text:h text:style-name="Heading_20_3" text:outline-level="3">Hosts</text:h>
      <text:p text:style-name="P15">There are no strict requirements for hosts. The general requirements are:</text:p>
      <text:list xml:id="list264128289" text:style-name="L2">
        <text:list-item>
          <text:p text:style-name="P18">dual CPU Intel processor (3.0GHZ or better),</text:p>
        </text:list-item>
        <text:list-item>
          <text:p text:style-name="P18">1MB (or more, better 2MB) of RAM</text:p>
        </text:list-item>
        <text:list-item>
          <text:p text:style-name="P18">120MB (or more) system disk</text:p>
        </text:list-item>
        <text:list-item>
          <text:p text:style-name="P18">1Gb (or more) network adapter for data transfer</text:p>
        </text:list-item>
        <text:list-item>
          <text:p text:style-name="P18">100 Mb network adapter - not necessary but it comes with the system anyway and can be used for private LAN connection with robotic library controller</text:p>
        </text:list-item>
        <text:list-item>
          <text:p text:style-name="P18">Tape drive adapter (whichever is appropriate (SCSI, Fiber Channel) for <text:span text:style-name="T1">mover</text:span> node</text:p>
        </text:list-item>
      </text:list>
      <text:h text:style-name="Heading_20_3" text:outline-level="3">Additional storage</text:h>
      <text:p text:style-name="P7">Additional storage may be needed for large systems to hold databases, system information, log files, etc. It can be any kind of appropriate raid arrays. For better flexibility of the system you may want to considered some kind on NAS, such as Raid arrays connected to hosts via Fiber Channel switch.</text:p>
      <text:h text:style-name="Heading_20_3" text:outline-level="3">Network switch</text:h>
      <text:p text:style-name="P9">There no strict requirements for the network switch other than it should provide an adequate connection and transfer rates between enstore components as well as <text:s/>client hosts and tape movers.</text:p>
      <text:h text:style-name="Heading_20_3" text:outline-level="3">System Configuration</text:h>
      <text:p text:style-name="P6">We recommend to have the following configuration:<text:line-break/>For the small system (one robotic library with one or 2 tape drives and few thousands tapes).<text:line-break/><text:span text:style-name="T1">Minimal configuration:</text:span></text:p>
      <text:list xml:id="list1229422403" text:style-name="L3">
        <text:list-item>
          <text:p text:style-name="P19">host1:  pnfs server, Apache web server, configuration_server, log_server, alarm_server, inquisitor, event_relay, ratekeeper, postgres DB server, file_clerk, volume_clerk, info_server, accounting_server, drivestat_server</text:p>
        </text:list-item>
        <text:list-item>
          <text:p text:style-name="P19">host2: media_changer(s), library_manager(s), mover</text:p>
        </text:list-item>
      </text:list>
      <text:p text:style-name="P15"><text:line-break/>*** Note that this configuration may have problems as the number of accesses and their rates increase. It is always better to run one mover<text:line-break/>on a separate host<text:line-break/><text:soft-page-break/><text:line-break/><text:span text:style-name="T1">Recommended configuration:</text:span></text:p>
      <text:list xml:id="list993688914" text:style-name="L4">
        <text:list-item>
          <text:p text:style-name="P20">host1 : pnfs server</text:p>
        </text:list-item>
        <text:list-item>
          <text:p text:style-name="P20">host2: Apache web server, configuration_server, log_server, alarm_server, inquisitor, event_relay, ratekeeper</text:p>
        </text:list-item>
        <text:list-item>
          <text:p text:style-name="P20">host3: media_changer(s), library_manager(s)</text:p>
        </text:list-item>
        <text:list-item>
          <text:p text:style-name="P20">host4: postgres DB server, file_clerk, volume_clerk, info_server, accounting_server, drivestat_server</text:p>
        </text:list-item>
        <text:list-item>
          <text:p text:style-name="P20">host5: backups, plots, migration work, etc. This can be done on one of existing hosts but may interfere with operations. </text:p>
        </text:list-item>
        <text:list-item>
          <text:p text:style-name="P20">one host per mover.</text:p>
        </text:list-item>
      </text:list>
      <text:p text:style-name="Text_20_body"/>
      <text:p text:style-name="P13"/>
      <text:p text:style-name="P1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Arrowheads_20_1" draw:display-name="Arrowheads 1" svg:viewBox="0 0 20 30" svg:d="m10 0-10 30h20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marker draw:name="msArrowDiamondEnd_20_5" draw:display-name="msArrowDiamondEnd 5" svg:viewBox="0 0 210 210" svg:d="m105 0 105 105-105 105-105-105z"/>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99pt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suffix=" " style:num-format="1" text:display-levels="2">
        <style:list-level-properties text:space-before="0.25in" text:min-label-width="0.5in" text:min-label-distance="0.15in"/>
      </text:outline-level-style>
      <text:outline-level-style text:level="3" text:style-name="Numbering_20_Symbols" style:num-suffix=" "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1">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2</text:page-number></text:p>
            </table:table-cell>
            <table:table-cell table:style-name="left_5f_page_5f_footer.A1" office:value-type="string">
              <text:p text:style-name="MP2"><text:chapter text:display="name" text:outline-level="1">Enstore Overview</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Enstore Overview</text:chapter></text:p>
            </table:table-cell>
            <table:table-cell table:style-name="right_5f_page_5f_footer.A1" office:value-type="string">
              <text:p text:style-name="Table_20_Contents"><text:page-number text:select-page="current">5</text:page-number></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01-10T15:15:59</meta:creation-date>
    <dc:creator>Alexander Moibenko</dc:creator>
    <dc:date>2013-09-06T15:32:04</dc:date>
    <meta:print-date>2008-01-16T13:46:41</meta:print-date>
    <meta:editing-cycles>483</meta:editing-cycles>
    <meta:editing-duration>P19DT12H51M37S</meta:editing-duration>
    <meta:document-statistic meta:table-count="2" meta:image-count="0" meta:object-count="0" meta:page-count="5" meta:paragraph-count="56" meta:word-count="1142" meta:character-count="7319" meta:non-whitespace-character-count="6242"/>
    <meta:user-defined meta:name="Info 1"/>
    <meta:user-defined meta:name="Info 2"/>
    <meta:user-defined meta:name="Info 3"/>
    <meta:user-defined meta:name="Info 4"/>
  </office:meta>
</office:document-meta>
</file>